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HTML" table:style-name="ta1">
        <table:shapes>
          <draw:frame draw:z-index="0" draw:style-name="gr1" draw:text-style-name="P1" svg:width="15.999cm" svg:height="13.502cm" svg:x="0cm" svg:y="3.639cm">
            <draw:object draw:notify-on-update-of-ranges="XHTML.C1:XHTML.C1 XHTML.C2:XHTML.C56 XHTML.E1:XHTML.E1 XHTML.E2:XHTML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aand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Periode</text:p>
          </table:table-cell>
          <table:table-cell office:value-type="string" calcext:value-type="string">
            <text:p>Crawl ID</text:p>
          </table:table-cell>
          <table:table-cell office:value-type="string" calcext:value-type="string">
            <text:p>Aandeel (%)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7" calcext:value-type="float">
            <text:p>2017</text:p>
          </table:table-cell>
          <table:table-cell table:formula="of:=[.A2] &amp; &quot; &quot; &amp; [.B2]" office:value-type="string" office:string-value="May 2017" calcext:value-type="string">
            <text:p>May 2017</text:p>
          </table:table-cell>
          <table:table-cell office:value-type="string" calcext:value-type="string">
            <text:p>CC-MAIN-2017-22</text:p>
          </table:table-cell>
          <table:table-cell office:value-type="float" office:value="30.227" calcext:value-type="float">
            <text:p>30,227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26</text:p>
          </table:table-cell>
          <table:table-cell office:value-type="float" office:value="31.6934" calcext:value-type="float">
            <text:p>31,6934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0</text:p>
          </table:table-cell>
          <table:table-cell office:value-type="float" office:value="29.2648" calcext:value-type="float">
            <text:p>29,2648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4</text:p>
          </table:table-cell>
          <table:table-cell office:value-type="float" office:value="30.7312" calcext:value-type="float">
            <text:p>30,7312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39</text:p>
          </table:table-cell>
          <table:table-cell office:value-type="float" office:value="30.7996" calcext:value-type="float">
            <text:p>30,7996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3</text:p>
          </table:table-cell>
          <table:table-cell office:value-type="float" office:value="30.1343" calcext:value-type="float">
            <text:p>30,1343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47</text:p>
          </table:table-cell>
          <table:table-cell office:value-type="float" office:value="30.2002" calcext:value-type="float">
            <text:p>30,2002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C-MAIN-2017-51</text:p>
          </table:table-cell>
          <table:table-cell office:value-type="float" office:value="30.443" calcext:value-type="float">
            <text:p>30,443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5</text:p>
          </table:table-cell>
          <table:table-cell office:value-type="float" office:value="29.2207" calcext:value-type="float">
            <text:p>29,2207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09</text:p>
          </table:table-cell>
          <table:table-cell office:value-type="float" office:value="29.8025" calcext:value-type="float">
            <text:p>29,8025</text:p>
          </table:table-cell>
        </table:table-row>
        <table:table-row table:style-name="ro1" table:visibility="collapse">
          <table:table-cell office:value-type="string" calcext:value-type="string">
            <text:p>March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3</text:p>
          </table:table-cell>
          <table:table-cell office:value-type="float" office:value="28.338" calcext:value-type="float">
            <text:p>28,338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17</text:p>
          </table:table-cell>
          <table:table-cell office:value-type="float" office:value="29.8416" calcext:value-type="float">
            <text:p>29,841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8" calcext:value-type="float">
            <text:p>2018</text:p>
          </table:table-cell>
          <table:table-cell table:formula="of:=[.A14] &amp; &quot; &quot; &amp; [.B14]" office:value-type="string" office:string-value="May 2018" calcext:value-type="string">
            <text:p>May 2018</text:p>
          </table:table-cell>
          <table:table-cell office:value-type="string" calcext:value-type="string">
            <text:p>CC-MAIN-2018-22</text:p>
          </table:table-cell>
          <table:table-cell office:value-type="float" office:value="28.4369" calcext:value-type="float">
            <text:p>28,4369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26</text:p>
          </table:table-cell>
          <table:table-cell office:value-type="float" office:value="28.3696" calcext:value-type="float">
            <text:p>28,3696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0</text:p>
          </table:table-cell>
          <table:table-cell office:value-type="float" office:value="27.9618" calcext:value-type="float">
            <text:p>27,9618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4</text:p>
          </table:table-cell>
          <table:table-cell office:value-type="float" office:value="24.8882" calcext:value-type="float">
            <text:p>24,8882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39</text:p>
          </table:table-cell>
          <table:table-cell office:value-type="float" office:value="26.3758" calcext:value-type="float">
            <text:p>26,3758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3</text:p>
          </table:table-cell>
          <table:table-cell office:value-type="float" office:value="26.0485" calcext:value-type="float">
            <text:p>26,0485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47</text:p>
          </table:table-cell>
          <table:table-cell office:value-type="float" office:value="24.4994" calcext:value-type="float">
            <text:p>24,4994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C-MAIN-2018-51</text:p>
          </table:table-cell>
          <table:table-cell office:value-type="float" office:value="24.4068" calcext:value-type="float">
            <text:p>24,4068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4</text:p>
          </table:table-cell>
          <table:table-cell office:value-type="float" office:value="24.2092" calcext:value-type="float">
            <text:p>24,2092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09</text:p>
          </table:table-cell>
          <table:table-cell office:value-type="float" office:value="23.5732" calcext:value-type="float">
            <text:p>23,5732</text:p>
          </table:table-cell>
        </table:table-row>
        <table:table-row table:style-name="ro1" table:visibility="collapse">
          <table:table-cell office:value-type="string" calcext:value-type="string">
            <text:p>March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3</text:p>
          </table:table-cell>
          <table:table-cell office:value-type="float" office:value="23.3495" calcext:value-type="float">
            <text:p>23,3495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18</text:p>
          </table:table-cell>
          <table:table-cell office:value-type="float" office:value="22.5811" calcext:value-type="float">
            <text:p>22,581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9" calcext:value-type="float">
            <text:p>2019</text:p>
          </table:table-cell>
          <table:table-cell table:formula="of:=[.A26] &amp; &quot; &quot; &amp; [.B26]" office:value-type="string" office:string-value="May 2019" calcext:value-type="string">
            <text:p>May 2019</text:p>
          </table:table-cell>
          <table:table-cell office:value-type="string" calcext:value-type="string">
            <text:p>CC-MAIN-2019-22</text:p>
          </table:table-cell>
          <table:table-cell office:value-type="float" office:value="22.5918" calcext:value-type="float">
            <text:p>22,5918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26</text:p>
          </table:table-cell>
          <table:table-cell office:value-type="float" office:value="22.6306" calcext:value-type="float">
            <text:p>22,6306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0</text:p>
          </table:table-cell>
          <table:table-cell office:value-type="float" office:value="22.3538" calcext:value-type="float">
            <text:p>22,3538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5</text:p>
          </table:table-cell>
          <table:table-cell office:value-type="float" office:value="22.1568" calcext:value-type="float">
            <text:p>22,1568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39</text:p>
          </table:table-cell>
          <table:table-cell office:value-type="float" office:value="21.9389" calcext:value-type="float">
            <text:p>21,9389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3</text:p>
          </table:table-cell>
          <table:table-cell office:value-type="float" office:value="22.3992" calcext:value-type="float">
            <text:p>22,3992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47</text:p>
          </table:table-cell>
          <table:table-cell office:value-type="float" office:value="21.4491" calcext:value-type="float">
            <text:p>21,4491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C-MAIN-2019-51</text:p>
          </table:table-cell>
          <table:table-cell office:value-type="float" office:value="21.6764" calcext:value-type="float">
            <text:p>21,6764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05</text:p>
          </table:table-cell>
          <table:table-cell office:value-type="float" office:value="21.0508" calcext:value-type="float">
            <text:p>21,0508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0</text:p>
          </table:table-cell>
          <table:table-cell office:value-type="float" office:value="21.4964" calcext:value-type="float">
            <text:p>21,4964</text:p>
          </table:table-cell>
        </table:table-row>
        <table:table-row table:style-name="ro1" table:visibility="collapse">
          <table:table-cell office:value-type="string" calcext:value-type="string">
            <text:p>March/April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C-MAIN-2020-16</text:p>
          </table:table-cell>
          <table:table-cell office:value-type="float" office:value="20.1664" calcext:value-type="float">
            <text:p>20,1664</text:p>
          </table:table-cell>
        </table:table-row>
        <table:table-row table:style-name="ro1">
          <table:table-cell office:value-type="string" calcext:value-type="string">
            <text:p>May/June</text:p>
          </table:table-cell>
          <table:table-cell office:value-type="float" office:value="2020" calcext:value-type="float">
            <text:p>2020</text:p>
          </table:table-cell>
          <table:table-cell table:formula="of:=[.A37] &amp; &quot; &quot; &amp; [.B37]" office:value-type="string" office:string-value="May/June 2020" calcext:value-type="string">
            <text:p>May/June 2020</text:p>
          </table:table-cell>
          <table:table-cell office:value-type="string" calcext:value-type="string">
            <text:p>CC-MAIN-2020-24</text:p>
          </table:table-cell>
          <table:table-cell office:value-type="float" office:value="20.833" calcext:value-type="float">
            <text:p>20,833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20" calcext:value-type="float">
            <text:p>2020</text:p>
          </table:table-cell>
          <table:table-cell table:formula="of:=[.A38] &amp; &quot; &quot; &amp; [.B38]" office:value-type="string" office:string-value="July 2020" calcext:value-type="string">
            <text:p>July 2020</text:p>
          </table:table-cell>
          <table:table-cell office:value-type="string" calcext:value-type="string">
            <text:p>CC-MAIN-2020-29</text:p>
          </table:table-cell>
          <table:table-cell office:value-type="float" office:value="19.9205" calcext:value-type="float">
            <text:p>19,9205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20" calcext:value-type="float">
            <text:p>2020</text:p>
          </table:table-cell>
          <table:table-cell table:formula="of:=[.A39] &amp; &quot; &quot; &amp; [.B39]" office:value-type="string" office:string-value="August 2020" calcext:value-type="string">
            <text:p>August 2020</text:p>
          </table:table-cell>
          <table:table-cell office:value-type="string" calcext:value-type="string">
            <text:p>CC-MAIN-2020-34</text:p>
          </table:table-cell>
          <table:table-cell office:value-type="float" office:value="19.7579" calcext:value-type="float">
            <text:p>19,7579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20" calcext:value-type="float">
            <text:p>2020</text:p>
          </table:table-cell>
          <table:table-cell table:formula="of:=[.A40] &amp; &quot; &quot; &amp; [.B40]" office:value-type="string" office:string-value="September 2020" calcext:value-type="string">
            <text:p>September 2020</text:p>
          </table:table-cell>
          <table:table-cell office:value-type="string" calcext:value-type="string">
            <text:p>CC-MAIN-2020-40</text:p>
          </table:table-cell>
          <table:table-cell office:value-type="float" office:value="17.1842" calcext:value-type="float">
            <text:p>17,1842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20" calcext:value-type="float">
            <text:p>2020</text:p>
          </table:table-cell>
          <table:table-cell table:formula="of:=[.A41] &amp; &quot; &quot; &amp; [.B41]" office:value-type="string" office:string-value="October 2020" calcext:value-type="string">
            <text:p>October 2020</text:p>
          </table:table-cell>
          <table:table-cell office:value-type="string" calcext:value-type="string">
            <text:p>CC-MAIN-2020-45</text:p>
          </table:table-cell>
          <table:table-cell office:value-type="float" office:value="16.8671" calcext:value-type="float">
            <text:p>16,8671</text:p>
          </table:table-cell>
        </table:table-row>
        <table:table-row table:style-name="ro1" table:visibility="collapse">
          <table:table-cell office:value-type="string" calcext:value-type="string">
            <text:p>November/December</text:p>
          </table:table-cell>
          <table:table-cell office:value-type="float" office:value="2020" calcext:value-type="float">
            <text:p>2020</text:p>
          </table:table-cell>
          <table:table-cell table:formula="of:=[.A42] &amp; &quot; &quot; &amp; [.B42]" office:value-type="string" office:string-value="November/December 2020" calcext:value-type="string">
            <text:p>November/December 2020</text:p>
          </table:table-cell>
          <table:table-cell office:value-type="string" calcext:value-type="string">
            <text:p>CC-MAIN-2020-50</text:p>
          </table:table-cell>
          <table:table-cell office:value-type="float" office:value="16.7182" calcext:value-type="float">
            <text:p>16,7182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1" calcext:value-type="float">
            <text:p>2021</text:p>
          </table:table-cell>
          <table:table-cell table:formula="of:=[.A43] &amp; &quot; &quot; &amp; [.B43]" office:value-type="string" office:string-value="January 2021" calcext:value-type="string">
            <text:p>January 2021</text:p>
          </table:table-cell>
          <table:table-cell office:value-type="string" calcext:value-type="string">
            <text:p>CC-MAIN-2021-04</text:p>
          </table:table-cell>
          <table:table-cell office:value-type="float" office:value="16.1659" calcext:value-type="float">
            <text:p>16,1659</text:p>
          </table:table-cell>
        </table:table-row>
        <table:table-row table:style-name="ro1" table:visibility="collapse">
          <table:table-cell office:value-type="string" calcext:value-type="string">
            <text:p>February/March</text:p>
          </table:table-cell>
          <table:table-cell office:value-type="float" office:value="2021" calcext:value-type="float">
            <text:p>2021</text:p>
          </table:table-cell>
          <table:table-cell table:formula="of:=[.A44] &amp; &quot; &quot; &amp; [.B44]" office:value-type="string" office:string-value="February/March 2021" calcext:value-type="string">
            <text:p>February/March 2021</text:p>
          </table:table-cell>
          <table:table-cell office:value-type="string" calcext:value-type="string">
            <text:p>CC-MAIN-2021-10</text:p>
          </table:table-cell>
          <table:table-cell office:value-type="float" office:value="15.3164" calcext:value-type="float">
            <text:p>15,3164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21" calcext:value-type="float">
            <text:p>2021</text:p>
          </table:table-cell>
          <table:table-cell table:formula="of:=[.A45] &amp; &quot; &quot; &amp; [.B45]" office:value-type="string" office:string-value="April 2021" calcext:value-type="string">
            <text:p>April 2021</text:p>
          </table:table-cell>
          <table:table-cell office:value-type="string" calcext:value-type="string">
            <text:p>CC-MAIN-2021-17</text:p>
          </table:table-cell>
          <table:table-cell office:value-type="float" office:value="15.2434" calcext:value-type="float">
            <text:p>15,2434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1" calcext:value-type="float">
            <text:p>2021</text:p>
          </table:table-cell>
          <table:table-cell table:formula="of:=[.A46] &amp; &quot; &quot; &amp; [.B46]" office:value-type="string" office:string-value="May 2021" calcext:value-type="string">
            <text:p>May 2021</text:p>
          </table:table-cell>
          <table:table-cell office:value-type="string" calcext:value-type="string">
            <text:p>CC-MAIN-2021-21</text:p>
          </table:table-cell>
          <table:table-cell office:value-type="float" office:value="14.9065" calcext:value-type="float">
            <text:p>14,9065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21" calcext:value-type="float">
            <text:p>2021</text:p>
          </table:table-cell>
          <table:table-cell table:formula="of:=[.A47] &amp; &quot; &quot; &amp; [.B47]" office:value-type="string" office:string-value="June 2021" calcext:value-type="string">
            <text:p>June 2021</text:p>
          </table:table-cell>
          <table:table-cell office:value-type="string" calcext:value-type="string">
            <text:p>CC-MAIN-2021-25</text:p>
          </table:table-cell>
          <table:table-cell office:value-type="float" office:value="14.9836" calcext:value-type="float">
            <text:p>14,9836</text:p>
          </table:table-cell>
        </table:table-row>
        <table:table-row table:style-name="ro1" table:visibility="collapse">
          <table:table-cell office:value-type="string" calcext:value-type="string">
            <text:p>July/August</text:p>
          </table:table-cell>
          <table:table-cell office:value-type="float" office:value="2021" calcext:value-type="float">
            <text:p>2021</text:p>
          </table:table-cell>
          <table:table-cell table:formula="of:=[.A48] &amp; &quot; &quot; &amp; [.B48]" office:value-type="string" office:string-value="July/August 2021" calcext:value-type="string">
            <text:p>July/August 2021</text:p>
          </table:table-cell>
          <table:table-cell office:value-type="string" calcext:value-type="string">
            <text:p>CC-MAIN-2021-31</text:p>
          </table:table-cell>
          <table:table-cell office:value-type="float" office:value="13.4293" calcext:value-type="float">
            <text:p>13,4293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21" calcext:value-type="float">
            <text:p>2021</text:p>
          </table:table-cell>
          <table:table-cell table:formula="of:=[.A49] &amp; &quot; &quot; &amp; [.B49]" office:value-type="string" office:string-value="September 2021" calcext:value-type="string">
            <text:p>September 2021</text:p>
          </table:table-cell>
          <table:table-cell office:value-type="string" calcext:value-type="string">
            <text:p>CC-MAIN-2021-39</text:p>
          </table:table-cell>
          <table:table-cell office:value-type="float" office:value="14.5672" calcext:value-type="float">
            <text:p>14,5672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21" calcext:value-type="float">
            <text:p>2021</text:p>
          </table:table-cell>
          <table:table-cell table:formula="of:=[.A50] &amp; &quot; &quot; &amp; [.B50]" office:value-type="string" office:string-value="October 2021" calcext:value-type="string">
            <text:p>October 2021</text:p>
          </table:table-cell>
          <table:table-cell office:value-type="string" calcext:value-type="string">
            <text:p>CC-MAIN-2021-43</text:p>
          </table:table-cell>
          <table:table-cell office:value-type="float" office:value="14.0638" calcext:value-type="float">
            <text:p>14,0638</text:p>
          </table:table-cell>
        </table:table-row>
        <table:table-row table:style-name="ro1" table:visibility="collapse">
          <table:table-cell office:value-type="string" calcext:value-type="string">
            <text:p>November/December</text:p>
          </table:table-cell>
          <table:table-cell office:value-type="float" office:value="2021" calcext:value-type="float">
            <text:p>2021</text:p>
          </table:table-cell>
          <table:table-cell table:formula="of:=[.A51] &amp; &quot; &quot; &amp; [.B51]" office:value-type="string" office:string-value="November/December 2021" calcext:value-type="string">
            <text:p>November/December 2021</text:p>
          </table:table-cell>
          <table:table-cell office:value-type="string" calcext:value-type="string">
            <text:p>CC-MAIN-2021-49</text:p>
          </table:table-cell>
          <table:table-cell office:value-type="float" office:value="14.6296" calcext:value-type="float">
            <text:p>14,6296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2" calcext:value-type="float">
            <text:p>2022</text:p>
          </table:table-cell>
          <table:table-cell table:formula="of:=[.A52] &amp; &quot; &quot; &amp; [.B52]" office:value-type="string" office:string-value="January 2022" calcext:value-type="string">
            <text:p>January 2022</text:p>
          </table:table-cell>
          <table:table-cell office:value-type="string" calcext:value-type="string">
            <text:p>CC-MAIN-2022-05</text:p>
          </table:table-cell>
          <table:table-cell office:value-type="float" office:value="14.0628" calcext:value-type="float">
            <text:p>14,0628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2" calcext:value-type="float">
            <text:p>2022</text:p>
          </table:table-cell>
          <table:table-cell table:formula="of:=[.A53] &amp; &quot; &quot; &amp; [.B53]" office:value-type="string" office:string-value="May 2022" calcext:value-type="string">
            <text:p>May 2022</text:p>
          </table:table-cell>
          <table:table-cell office:value-type="string" calcext:value-type="string">
            <text:p>CC-MAIN-2022-21</text:p>
          </table:table-cell>
          <table:table-cell office:value-type="float" office:value="12.5547" calcext:value-type="float">
            <text:p>12,5547</text:p>
          </table:table-cell>
        </table:table-row>
        <table:table-row table:style-name="ro1" table:visibility="collapse">
          <table:table-cell office:value-type="string" calcext:value-type="string">
            <text:p>June/July</text:p>
          </table:table-cell>
          <table:table-cell office:value-type="float" office:value="2022" calcext:value-type="float">
            <text:p>2022</text:p>
          </table:table-cell>
          <table:table-cell table:formula="of:=[.A54] &amp; &quot; &quot; &amp; [.B54]" office:value-type="string" office:string-value="June/July 2022" calcext:value-type="string">
            <text:p>June/July 2022</text:p>
          </table:table-cell>
          <table:table-cell office:value-type="string" calcext:value-type="string">
            <text:p>CC-MAIN-2022-27</text:p>
          </table:table-cell>
          <table:table-cell office:value-type="float" office:value="12.7558" calcext:value-type="float">
            <text:p>12,7558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22" calcext:value-type="float">
            <text:p>2022</text:p>
          </table:table-cell>
          <table:table-cell table:formula="of:=[.A55] &amp; &quot; &quot; &amp; [.B55]" office:value-type="string" office:string-value="August 2022" calcext:value-type="string">
            <text:p>August 2022</text:p>
          </table:table-cell>
          <table:table-cell office:value-type="string" calcext:value-type="string">
            <text:p>CC-MAIN-2022-33</text:p>
          </table:table-cell>
          <table:table-cell office:value-type="float" office:value="13.2699" calcext:value-type="float">
            <text:p>13,2699</text:p>
          </table:table-cell>
        </table:table-row>
        <table:table-row table:style-name="ro1" table:visibility="collapse">
          <table:table-cell office:value-type="string" calcext:value-type="string">
            <text:p>September/October</text:p>
          </table:table-cell>
          <table:table-cell office:value-type="float" office:value="2022" calcext:value-type="float">
            <text:p>2022</text:p>
          </table:table-cell>
          <table:table-cell table:formula="of:=[.A56] &amp; &quot; &quot; &amp; [.B56]" office:value-type="string" office:string-value="September/October 2022" calcext:value-type="string">
            <text:p>September/October 2022</text:p>
          </table:table-cell>
          <table:table-cell office:value-type="string" calcext:value-type="string">
            <text:p>CC-MAIN-2022-40</text:p>
          </table:table-cell>
          <table:table-cell office:value-type="float" office:value="12.0352" calcext:value-type="float">
            <text:p>12,0352</text:p>
          </table:table-cell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IF" table:style-name="ta1">
        <table:shapes>
          <draw:frame draw:z-index="0" draw:style-name="gr1" draw:text-style-name="P1" svg:width="16cm" svg:height="13.51cm" svg:x="0cm" svg:y="3.593cm">
            <draw:object draw:notify-on-update-of-ranges="GIF.C1:GIF.C1 GIF.C2:GIF.C56 GIF.E1:GIF.E1 GIF.E2:GIF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and</text:p>
          </table:table-cell>
          <table:table-cell office:value-type="string" calcext:value-type="string">
            <text:p>Jaar</text:p>
          </table:table-cell>
          <table:table-cell office:value-type="string" calcext:value-type="string">
            <text:p>Periode</text:p>
          </table:table-cell>
          <table:table-cell table:style-name="ce1" office:value-type="string" calcext:value-type="string">
            <text:p>Crawl ID</text:p>
          </table:table-cell>
          <table:table-cell table:style-name="ce1" office:value-type="string" calcext:value-type="string">
            <text:p>Aandeel (%)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7" calcext:value-type="float">
            <text:p>2017</text:p>
          </table:table-cell>
          <table:table-cell table:formula="of:=[.A2] &amp; &quot; &quot; &amp; [.B2]" office:value-type="string" office:string-value="May 2017" calcext:value-type="string">
            <text:p>May 2017</text:p>
          </table:table-cell>
          <table:table-cell office:value-type="string" calcext:value-type="string">
            <text:p>CC-MAIN-2017-22</text:p>
          </table:table-cell>
          <table:table-cell office:value-type="float" office:value="0.0044" calcext:value-type="float">
            <text:p>0,0044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7" calcext:value-type="float">
            <text:p>2017</text:p>
          </table:table-cell>
          <table:table-cell table:formula="of:=[.A3] &amp; &quot; &quot; &amp; [.B3]" office:value-type="string" office:string-value="June 2017" calcext:value-type="string">
            <text:p>June 2017</text:p>
          </table:table-cell>
          <table:table-cell office:value-type="string" calcext:value-type="string">
            <text:p>CC-MAIN-2017-26</text:p>
          </table:table-cell>
          <table:table-cell office:value-type="float" office:value="0.0042" calcext:value-type="float">
            <text:p>0,0042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7" calcext:value-type="float">
            <text:p>2017</text:p>
          </table:table-cell>
          <table:table-cell table:formula="of:=[.A4] &amp; &quot; &quot; &amp; [.B4]" office:value-type="string" office:string-value="July 2017" calcext:value-type="string">
            <text:p>July 2017</text:p>
          </table:table-cell>
          <table:table-cell office:value-type="string" calcext:value-type="string">
            <text:p>CC-MAIN-2017-30</text:p>
          </table:table-cell>
          <table:table-cell office:value-type="float" office:value="0.0371" calcext:value-type="float">
            <text:p>0,0371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7" calcext:value-type="float">
            <text:p>2017</text:p>
          </table:table-cell>
          <table:table-cell table:formula="of:=[.A5] &amp; &quot; &quot; &amp; [.B5]" office:value-type="string" office:string-value="August 2017" calcext:value-type="string">
            <text:p>August 2017</text:p>
          </table:table-cell>
          <table:table-cell office:value-type="string" calcext:value-type="string">
            <text:p>CC-MAIN-2017-34</text:p>
          </table:table-cell>
          <table:table-cell office:value-type="float" office:value="0.0047" calcext:value-type="float">
            <text:p>0,0047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7" calcext:value-type="float">
            <text:p>2017</text:p>
          </table:table-cell>
          <table:table-cell table:formula="of:=[.A6] &amp; &quot; &quot; &amp; [.B6]" office:value-type="string" office:string-value="September 2017" calcext:value-type="string">
            <text:p>September 2017</text:p>
          </table:table-cell>
          <table:table-cell office:value-type="string" calcext:value-type="string">
            <text:p>CC-MAIN-2017-39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7" calcext:value-type="float">
            <text:p>2017</text:p>
          </table:table-cell>
          <table:table-cell table:formula="of:=[.A7] &amp; &quot; &quot; &amp; [.B7]" office:value-type="string" office:string-value="October 2017" calcext:value-type="string">
            <text:p>October 2017</text:p>
          </table:table-cell>
          <table:table-cell office:value-type="string" calcext:value-type="string">
            <text:p>CC-MAIN-2017-43</text:p>
          </table:table-cell>
          <table:table-cell office:value-type="float" office:value="0.0369" calcext:value-type="float">
            <text:p>0,0369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7" calcext:value-type="float">
            <text:p>2017</text:p>
          </table:table-cell>
          <table:table-cell table:formula="of:=[.A8] &amp; &quot; &quot; &amp; [.B8]" office:value-type="string" office:string-value="November 2017" calcext:value-type="string">
            <text:p>November 2017</text:p>
          </table:table-cell>
          <table:table-cell office:value-type="string" calcext:value-type="string">
            <text:p>CC-MAIN-2017-47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7" calcext:value-type="float">
            <text:p>2017</text:p>
          </table:table-cell>
          <table:table-cell table:formula="of:=[.A9] &amp; &quot; &quot; &amp; [.B9]" office:value-type="string" office:string-value="December 2017" calcext:value-type="string">
            <text:p>December 2017</text:p>
          </table:table-cell>
          <table:table-cell office:value-type="string" calcext:value-type="string">
            <text:p>CC-MAIN-2017-51</text:p>
          </table:table-cell>
          <table:table-cell office:value-type="float" office:value="0.0215" calcext:value-type="float">
            <text:p>0,0215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18" calcext:value-type="float">
            <text:p>2018</text:p>
          </table:table-cell>
          <table:table-cell table:formula="of:=[.A10] &amp; &quot; &quot; &amp; [.B10]" office:value-type="string" office:string-value="January 2018" calcext:value-type="string">
            <text:p>January 2018</text:p>
          </table:table-cell>
          <table:table-cell office:value-type="string" calcext:value-type="string">
            <text:p>CC-MAIN-2018-05</text:p>
          </table:table-cell>
          <table:table-cell office:value-type="float" office:value="0.0219" calcext:value-type="float">
            <text:p>0,0219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18" calcext:value-type="float">
            <text:p>2018</text:p>
          </table:table-cell>
          <table:table-cell table:formula="of:=[.A11] &amp; &quot; &quot; &amp; [.B11]" office:value-type="string" office:string-value="February 2018" calcext:value-type="string">
            <text:p>February 2018</text:p>
          </table:table-cell>
          <table:table-cell office:value-type="string" calcext:value-type="string">
            <text:p>CC-MAIN-2018-09</text:p>
          </table:table-cell>
          <table:table-cell office:value-type="float" office:value="0.0222" calcext:value-type="float">
            <text:p>0,0222</text:p>
          </table:table-cell>
        </table:table-row>
        <table:table-row table:style-name="ro1" table:visibility="collapse">
          <table:table-cell office:value-type="string" calcext:value-type="string">
            <text:p>March</text:p>
          </table:table-cell>
          <table:table-cell office:value-type="float" office:value="2018" calcext:value-type="float">
            <text:p>2018</text:p>
          </table:table-cell>
          <table:table-cell table:formula="of:=[.A12] &amp; &quot; &quot; &amp; [.B12]" office:value-type="string" office:string-value="March 2018" calcext:value-type="string">
            <text:p>March 2018</text:p>
          </table:table-cell>
          <table:table-cell office:value-type="string" calcext:value-type="string">
            <text:p>CC-MAIN-2018-13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18" calcext:value-type="float">
            <text:p>2018</text:p>
          </table:table-cell>
          <table:table-cell table:formula="of:=[.A13] &amp; &quot; &quot; &amp; [.B13]" office:value-type="string" office:string-value="April 2018" calcext:value-type="string">
            <text:p>April 2018</text:p>
          </table:table-cell>
          <table:table-cell office:value-type="string" calcext:value-type="string">
            <text:p>CC-MAIN-2018-17</text:p>
          </table:table-cell>
          <table:table-cell office:value-type="float" office:value="0.0071" calcext:value-type="float">
            <text:p>0,007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8" calcext:value-type="float">
            <text:p>2018</text:p>
          </table:table-cell>
          <table:table-cell table:formula="of:=[.A14] &amp; &quot; &quot; &amp; [.B14]" office:value-type="string" office:string-value="May 2018" calcext:value-type="string">
            <text:p>May 2018</text:p>
          </table:table-cell>
          <table:table-cell office:value-type="string" calcext:value-type="string">
            <text:p>CC-MAIN-2018-22</text:p>
          </table:table-cell>
          <table:table-cell office:value-type="float" office:value="0.0091" calcext:value-type="float">
            <text:p>0,0091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8" calcext:value-type="float">
            <text:p>2018</text:p>
          </table:table-cell>
          <table:table-cell table:formula="of:=[.A15] &amp; &quot; &quot; &amp; [.B15]" office:value-type="string" office:string-value="June 2018" calcext:value-type="string">
            <text:p>June 2018</text:p>
          </table:table-cell>
          <table:table-cell office:value-type="string" calcext:value-type="string">
            <text:p>CC-MAIN-2018-26</text:p>
          </table:table-cell>
          <table:table-cell office:value-type="float" office:value="0.0108" calcext:value-type="float">
            <text:p>0,0108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8" calcext:value-type="float">
            <text:p>2018</text:p>
          </table:table-cell>
          <table:table-cell table:formula="of:=[.A16] &amp; &quot; &quot; &amp; [.B16]" office:value-type="string" office:string-value="July 2018" calcext:value-type="string">
            <text:p>July 2018</text:p>
          </table:table-cell>
          <table:table-cell office:value-type="string" calcext:value-type="string">
            <text:p>CC-MAIN-2018-30</text:p>
          </table:table-cell>
          <table:table-cell office:value-type="float" office:value="0.0123" calcext:value-type="float">
            <text:p>0,0123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8" calcext:value-type="float">
            <text:p>2018</text:p>
          </table:table-cell>
          <table:table-cell table:formula="of:=[.A17] &amp; &quot; &quot; &amp; [.B17]" office:value-type="string" office:string-value="August 2018" calcext:value-type="string">
            <text:p>August 2018</text:p>
          </table:table-cell>
          <table:table-cell office:value-type="string" calcext:value-type="string">
            <text:p>CC-MAIN-2018-34</text:p>
          </table:table-cell>
          <table:table-cell office:value-type="float" office:value="0.0413" calcext:value-type="float">
            <text:p>0,0413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8" calcext:value-type="float">
            <text:p>2018</text:p>
          </table:table-cell>
          <table:table-cell table:formula="of:=[.A18] &amp; &quot; &quot; &amp; [.B18]" office:value-type="string" office:string-value="September 2018" calcext:value-type="string">
            <text:p>September 2018</text:p>
          </table:table-cell>
          <table:table-cell office:value-type="string" calcext:value-type="string">
            <text:p>CC-MAIN-2018-39</text:p>
          </table:table-cell>
          <table:table-cell office:value-type="float" office:value="0.0058" calcext:value-type="float">
            <text:p>0,0058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 table:formula="of:=[.A19] &amp; &quot; &quot; &amp; [.B19]" office:value-type="string" office:string-value="October 2018" calcext:value-type="string">
            <text:p>October 2018</text:p>
          </table:table-cell>
          <table:table-cell office:value-type="string" calcext:value-type="string">
            <text:p>CC-MAIN-2018-43</text:p>
          </table:table-cell>
          <table:table-cell office:value-type="float" office:value="0.0051" calcext:value-type="float">
            <text:p>0,0051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8" calcext:value-type="float">
            <text:p>2018</text:p>
          </table:table-cell>
          <table:table-cell table:formula="of:=[.A20] &amp; &quot; &quot; &amp; [.B20]" office:value-type="string" office:string-value="November 2018" calcext:value-type="string">
            <text:p>November 2018</text:p>
          </table:table-cell>
          <table:table-cell office:value-type="string" calcext:value-type="string">
            <text:p>CC-MAIN-2018-47</text:p>
          </table:table-cell>
          <table:table-cell office:value-type="float" office:value="0.0065" calcext:value-type="float">
            <text:p>0,0065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8" calcext:value-type="float">
            <text:p>2018</text:p>
          </table:table-cell>
          <table:table-cell table:formula="of:=[.A21] &amp; &quot; &quot; &amp; [.B21]" office:value-type="string" office:string-value="December 2018" calcext:value-type="string">
            <text:p>December 2018</text:p>
          </table:table-cell>
          <table:table-cell office:value-type="string" calcext:value-type="string">
            <text:p>CC-MAIN-2018-51</text:p>
          </table:table-cell>
          <table:table-cell office:value-type="float" office:value="0.0044" calcext:value-type="float">
            <text:p>0,0044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19" calcext:value-type="float">
            <text:p>2019</text:p>
          </table:table-cell>
          <table:table-cell table:formula="of:=[.A22] &amp; &quot; &quot; &amp; [.B22]" office:value-type="string" office:string-value="January 2019" calcext:value-type="string">
            <text:p>January 2019</text:p>
          </table:table-cell>
          <table:table-cell office:value-type="string" calcext:value-type="string">
            <text:p>CC-MAIN-2019-04</text:p>
          </table:table-cell>
          <table:table-cell office:value-type="float" office:value="0.0067" calcext:value-type="float">
            <text:p>0,0067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19" calcext:value-type="float">
            <text:p>2019</text:p>
          </table:table-cell>
          <table:table-cell table:formula="of:=[.A23] &amp; &quot; &quot; &amp; [.B23]" office:value-type="string" office:string-value="February 2019" calcext:value-type="string">
            <text:p>February 2019</text:p>
          </table:table-cell>
          <table:table-cell office:value-type="string" calcext:value-type="string">
            <text:p>CC-MAIN-2019-09</text:p>
          </table:table-cell>
          <table:table-cell office:value-type="float" office:value="0.0087" calcext:value-type="float">
            <text:p>0,0087</text:p>
          </table:table-cell>
        </table:table-row>
        <table:table-row table:style-name="ro1" table:visibility="collapse">
          <table:table-cell office:value-type="string" calcext:value-type="string">
            <text:p>March</text:p>
          </table:table-cell>
          <table:table-cell office:value-type="float" office:value="2019" calcext:value-type="float">
            <text:p>2019</text:p>
          </table:table-cell>
          <table:table-cell table:formula="of:=[.A24] &amp; &quot; &quot; &amp; [.B24]" office:value-type="string" office:string-value="March 2019" calcext:value-type="string">
            <text:p>March 2019</text:p>
          </table:table-cell>
          <table:table-cell office:value-type="string" calcext:value-type="string">
            <text:p>CC-MAIN-2019-1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19" calcext:value-type="float">
            <text:p>2019</text:p>
          </table:table-cell>
          <table:table-cell table:formula="of:=[.A25] &amp; &quot; &quot; &amp; [.B25]" office:value-type="string" office:string-value="April 2019" calcext:value-type="string">
            <text:p>April 2019</text:p>
          </table:table-cell>
          <table:table-cell office:value-type="string" calcext:value-type="string">
            <text:p>CC-MAIN-2019-18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19" calcext:value-type="float">
            <text:p>2019</text:p>
          </table:table-cell>
          <table:table-cell table:formula="of:=[.A26] &amp; &quot; &quot; &amp; [.B26]" office:value-type="string" office:string-value="May 2019" calcext:value-type="string">
            <text:p>May 2019</text:p>
          </table:table-cell>
          <table:table-cell office:value-type="string" calcext:value-type="string">
            <text:p>CC-MAIN-2019-22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19" calcext:value-type="float">
            <text:p>2019</text:p>
          </table:table-cell>
          <table:table-cell table:formula="of:=[.A27] &amp; &quot; &quot; &amp; [.B27]" office:value-type="string" office:string-value="June 2019" calcext:value-type="string">
            <text:p>June 2019</text:p>
          </table:table-cell>
          <table:table-cell office:value-type="string" calcext:value-type="string">
            <text:p>CC-MAIN-2019-26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19" calcext:value-type="float">
            <text:p>2019</text:p>
          </table:table-cell>
          <table:table-cell table:formula="of:=[.A28] &amp; &quot; &quot; &amp; [.B28]" office:value-type="string" office:string-value="July 2019" calcext:value-type="string">
            <text:p>July 2019</text:p>
          </table:table-cell>
          <table:table-cell office:value-type="string" calcext:value-type="string">
            <text:p>CC-MAIN-2019-30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19" calcext:value-type="float">
            <text:p>2019</text:p>
          </table:table-cell>
          <table:table-cell table:formula="of:=[.A29] &amp; &quot; &quot; &amp; [.B29]" office:value-type="string" office:string-value="August 2019" calcext:value-type="string">
            <text:p>August 2019</text:p>
          </table:table-cell>
          <table:table-cell office:value-type="string" calcext:value-type="string">
            <text:p>CC-MAIN-2019-35</text:p>
          </table:table-cell>
          <table:table-cell office:value-type="float" office:value="0.0026" calcext:value-type="float">
            <text:p>0,0026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19" calcext:value-type="float">
            <text:p>2019</text:p>
          </table:table-cell>
          <table:table-cell table:formula="of:=[.A30] &amp; &quot; &quot; &amp; [.B30]" office:value-type="string" office:string-value="September 2019" calcext:value-type="string">
            <text:p>September 2019</text:p>
          </table:table-cell>
          <table:table-cell office:value-type="string" calcext:value-type="string">
            <text:p>CC-MAIN-2019-39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19" calcext:value-type="float">
            <text:p>2019</text:p>
          </table:table-cell>
          <table:table-cell table:formula="of:=[.A31] &amp; &quot; &quot; &amp; [.B31]" office:value-type="string" office:string-value="October 2019" calcext:value-type="string">
            <text:p>October 2019</text:p>
          </table:table-cell>
          <table:table-cell office:value-type="string" calcext:value-type="string">
            <text:p>CC-MAIN-2019-43</text:p>
          </table:table-cell>
          <table:table-cell office:value-type="float" office:value="0.0027" calcext:value-type="float">
            <text:p>0,0027</text:p>
          </table:table-cell>
        </table:table-row>
        <table:table-row table:style-name="ro1" table:visibility="collapse">
          <table:table-cell office:value-type="string" calcext:value-type="string">
            <text:p>November</text:p>
          </table:table-cell>
          <table:table-cell office:value-type="float" office:value="2019" calcext:value-type="float">
            <text:p>2019</text:p>
          </table:table-cell>
          <table:table-cell table:formula="of:=[.A32] &amp; &quot; &quot; &amp; [.B32]" office:value-type="string" office:string-value="November 2019" calcext:value-type="string">
            <text:p>November 2019</text:p>
          </table:table-cell>
          <table:table-cell office:value-type="string" calcext:value-type="string">
            <text:p>CC-MAIN-2019-47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 table:visibility="collapse">
          <table:table-cell office:value-type="string" calcext:value-type="string">
            <text:p>December</text:p>
          </table:table-cell>
          <table:table-cell office:value-type="float" office:value="2019" calcext:value-type="float">
            <text:p>2019</text:p>
          </table:table-cell>
          <table:table-cell table:formula="of:=[.A33] &amp; &quot; &quot; &amp; [.B33]" office:value-type="string" office:string-value="December 2019" calcext:value-type="string">
            <text:p>December 2019</text:p>
          </table:table-cell>
          <table:table-cell office:value-type="string" calcext:value-type="string">
            <text:p>CC-MAIN-2019-51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0" calcext:value-type="float">
            <text:p>2020</text:p>
          </table:table-cell>
          <table:table-cell table:formula="of:=[.A34] &amp; &quot; &quot; &amp; [.B34]" office:value-type="string" office:string-value="January 2020" calcext:value-type="string">
            <text:p>January 2020</text:p>
          </table:table-cell>
          <table:table-cell office:value-type="string" calcext:value-type="string">
            <text:p>CC-MAIN-2020-05</text:p>
          </table:table-cell>
          <table:table-cell office:value-type="float" office:value="0.0024" calcext:value-type="float">
            <text:p>0,0024</text:p>
          </table:table-cell>
        </table:table-row>
        <table:table-row table:style-name="ro1" table:visibility="collapse">
          <table:table-cell office:value-type="string" calcext:value-type="string">
            <text:p>February</text:p>
          </table:table-cell>
          <table:table-cell office:value-type="float" office:value="2020" calcext:value-type="float">
            <text:p>2020</text:p>
          </table:table-cell>
          <table:table-cell table:formula="of:=[.A35] &amp; &quot; &quot; &amp; [.B35]" office:value-type="string" office:string-value="February 2020" calcext:value-type="string">
            <text:p>February 2020</text:p>
          </table:table-cell>
          <table:table-cell office:value-type="string" calcext:value-type="string">
            <text:p>CC-MAIN-2020-10</text:p>
          </table:table-cell>
          <table:table-cell office:value-type="float" office:value="0.0032" calcext:value-type="float">
            <text:p>0,0032</text:p>
          </table:table-cell>
        </table:table-row>
        <table:table-row table:style-name="ro1" table:visibility="collapse">
          <table:table-cell office:value-type="string" calcext:value-type="string">
            <text:p>March/April</text:p>
          </table:table-cell>
          <table:table-cell office:value-type="float" office:value="2020" calcext:value-type="float">
            <text:p>2020</text:p>
          </table:table-cell>
          <table:table-cell table:formula="of:=[.A36] &amp; &quot; &quot; &amp; [.B36]" office:value-type="string" office:string-value="March/April 2020" calcext:value-type="string">
            <text:p>March/April 2020</text:p>
          </table:table-cell>
          <table:table-cell office:value-type="string" calcext:value-type="string">
            <text:p>CC-MAIN-2020-16</text:p>
          </table:table-cell>
          <table:table-cell office:value-type="float" office:value="0.0025" calcext:value-type="float">
            <text:p>0,0025</text:p>
          </table:table-cell>
        </table:table-row>
        <table:table-row table:style-name="ro1">
          <table:table-cell office:value-type="string" calcext:value-type="string">
            <text:p>May/June</text:p>
          </table:table-cell>
          <table:table-cell office:value-type="float" office:value="2020" calcext:value-type="float">
            <text:p>2020</text:p>
          </table:table-cell>
          <table:table-cell table:formula="of:=[.A37] &amp; &quot; &quot; &amp; [.B37]" office:value-type="string" office:string-value="May/June 2020" calcext:value-type="string">
            <text:p>May/June 2020</text:p>
          </table:table-cell>
          <table:table-cell office:value-type="string" calcext:value-type="string">
            <text:p>CC-MAIN-2020-24</text:p>
          </table:table-cell>
          <table:table-cell office:value-type="float" office:value="0.0024" calcext:value-type="float">
            <text:p>0,0024</text:p>
          </table:table-cell>
        </table:table-row>
        <table:table-row table:style-name="ro1" table:visibility="collapse">
          <table:table-cell office:value-type="string" calcext:value-type="string">
            <text:p>July</text:p>
          </table:table-cell>
          <table:table-cell office:value-type="float" office:value="2020" calcext:value-type="float">
            <text:p>2020</text:p>
          </table:table-cell>
          <table:table-cell table:formula="of:=[.A38] &amp; &quot; &quot; &amp; [.B38]" office:value-type="string" office:string-value="July 2020" calcext:value-type="string">
            <text:p>July 2020</text:p>
          </table:table-cell>
          <table:table-cell office:value-type="string" calcext:value-type="string">
            <text:p>CC-MAIN-2020-29</text:p>
          </table:table-cell>
          <table:table-cell office:value-type="float" office:value="0.0021" calcext:value-type="float">
            <text:p>0,0021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20" calcext:value-type="float">
            <text:p>2020</text:p>
          </table:table-cell>
          <table:table-cell table:formula="of:=[.A39] &amp; &quot; &quot; &amp; [.B39]" office:value-type="string" office:string-value="August 2020" calcext:value-type="string">
            <text:p>August 2020</text:p>
          </table:table-cell>
          <table:table-cell office:value-type="string" calcext:value-type="string">
            <text:p>CC-MAIN-2020-34</text:p>
          </table:table-cell>
          <table:table-cell office:value-type="float" office:value="0.0033" calcext:value-type="float">
            <text:p>0,0033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20" calcext:value-type="float">
            <text:p>2020</text:p>
          </table:table-cell>
          <table:table-cell table:formula="of:=[.A40] &amp; &quot; &quot; &amp; [.B40]" office:value-type="string" office:string-value="September 2020" calcext:value-type="string">
            <text:p>September 2020</text:p>
          </table:table-cell>
          <table:table-cell office:value-type="string" calcext:value-type="string">
            <text:p>CC-MAIN-2020-40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20" calcext:value-type="float">
            <text:p>2020</text:p>
          </table:table-cell>
          <table:table-cell table:formula="of:=[.A41] &amp; &quot; &quot; &amp; [.B41]" office:value-type="string" office:string-value="October 2020" calcext:value-type="string">
            <text:p>October 2020</text:p>
          </table:table-cell>
          <table:table-cell office:value-type="string" calcext:value-type="string">
            <text:p>CC-MAIN-2020-45</text:p>
          </table:table-cell>
          <table:table-cell office:value-type="float" office:value="0.0035" calcext:value-type="float">
            <text:p>0,0035</text:p>
          </table:table-cell>
        </table:table-row>
        <table:table-row table:style-name="ro1" table:visibility="collapse">
          <table:table-cell office:value-type="string" calcext:value-type="string">
            <text:p>November/December</text:p>
          </table:table-cell>
          <table:table-cell office:value-type="float" office:value="2020" calcext:value-type="float">
            <text:p>2020</text:p>
          </table:table-cell>
          <table:table-cell table:formula="of:=[.A42] &amp; &quot; &quot; &amp; [.B42]" office:value-type="string" office:string-value="November/December 2020" calcext:value-type="string">
            <text:p>November/December 2020</text:p>
          </table:table-cell>
          <table:table-cell office:value-type="string" calcext:value-type="string">
            <text:p>CC-MAIN-2020-50</text:p>
          </table:table-cell>
          <table:table-cell office:value-type="float" office:value="0.0031" calcext:value-type="float">
            <text:p>0,0031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1" calcext:value-type="float">
            <text:p>2021</text:p>
          </table:table-cell>
          <table:table-cell table:formula="of:=[.A43] &amp; &quot; &quot; &amp; [.B43]" office:value-type="string" office:string-value="January 2021" calcext:value-type="string">
            <text:p>January 2021</text:p>
          </table:table-cell>
          <table:table-cell office:value-type="string" calcext:value-type="string">
            <text:p>CC-MAIN-2021-04</text:p>
          </table:table-cell>
          <table:table-cell office:value-type="float" office:value="0.0054" calcext:value-type="float">
            <text:p>0,0054</text:p>
          </table:table-cell>
        </table:table-row>
        <table:table-row table:style-name="ro1" table:visibility="collapse">
          <table:table-cell office:value-type="string" calcext:value-type="string">
            <text:p>February/March</text:p>
          </table:table-cell>
          <table:table-cell office:value-type="float" office:value="2021" calcext:value-type="float">
            <text:p>2021</text:p>
          </table:table-cell>
          <table:table-cell table:formula="of:=[.A44] &amp; &quot; &quot; &amp; [.B44]" office:value-type="string" office:string-value="February/March 2021" calcext:value-type="string">
            <text:p>February/March 2021</text:p>
          </table:table-cell>
          <table:table-cell office:value-type="string" calcext:value-type="string">
            <text:p>CC-MAIN-2021-10</text:p>
          </table:table-cell>
          <table:table-cell office:value-type="float" office:value="0.0047" calcext:value-type="float">
            <text:p>0,0047</text:p>
          </table:table-cell>
        </table:table-row>
        <table:table-row table:style-name="ro1" table:visibility="collapse">
          <table:table-cell office:value-type="string" calcext:value-type="string">
            <text:p>April</text:p>
          </table:table-cell>
          <table:table-cell office:value-type="float" office:value="2021" calcext:value-type="float">
            <text:p>2021</text:p>
          </table:table-cell>
          <table:table-cell table:formula="of:=[.A45] &amp; &quot; &quot; &amp; [.B45]" office:value-type="string" office:string-value="April 2021" calcext:value-type="string">
            <text:p>April 2021</text:p>
          </table:table-cell>
          <table:table-cell office:value-type="string" calcext:value-type="string">
            <text:p>CC-MAIN-2021-17</text:p>
          </table:table-cell>
          <table:table-cell office:value-type="float" office:value="0.0046" calcext:value-type="float">
            <text:p>0,004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1" calcext:value-type="float">
            <text:p>2021</text:p>
          </table:table-cell>
          <table:table-cell table:formula="of:=[.A46] &amp; &quot; &quot; &amp; [.B46]" office:value-type="string" office:string-value="May 2021" calcext:value-type="string">
            <text:p>May 2021</text:p>
          </table:table-cell>
          <table:table-cell office:value-type="string" calcext:value-type="string">
            <text:p>CC-MAIN-2021-21</text:p>
          </table:table-cell>
          <table:table-cell office:value-type="float" office:value="0.0046" calcext:value-type="float">
            <text:p>0,0046</text:p>
          </table:table-cell>
        </table:table-row>
        <table:table-row table:style-name="ro1" table:visibility="collapse">
          <table:table-cell office:value-type="string" calcext:value-type="string">
            <text:p>June</text:p>
          </table:table-cell>
          <table:table-cell office:value-type="float" office:value="2021" calcext:value-type="float">
            <text:p>2021</text:p>
          </table:table-cell>
          <table:table-cell table:formula="of:=[.A47] &amp; &quot; &quot; &amp; [.B47]" office:value-type="string" office:string-value="June 2021" calcext:value-type="string">
            <text:p>June 2021</text:p>
          </table:table-cell>
          <table:table-cell office:value-type="string" calcext:value-type="string">
            <text:p>CC-MAIN-2021-25</text:p>
          </table:table-cell>
          <table:table-cell office:value-type="float" office:value="0.0046" calcext:value-type="float">
            <text:p>0,0046</text:p>
          </table:table-cell>
        </table:table-row>
        <table:table-row table:style-name="ro1" table:visibility="collapse">
          <table:table-cell office:value-type="string" calcext:value-type="string">
            <text:p>July/August</text:p>
          </table:table-cell>
          <table:table-cell office:value-type="float" office:value="2021" calcext:value-type="float">
            <text:p>2021</text:p>
          </table:table-cell>
          <table:table-cell table:formula="of:=[.A48] &amp; &quot; &quot; &amp; [.B48]" office:value-type="string" office:string-value="July/August 2021" calcext:value-type="string">
            <text:p>July/August 2021</text:p>
          </table:table-cell>
          <table:table-cell office:value-type="string" calcext:value-type="string">
            <text:p>CC-MAIN-2021-31</text:p>
          </table:table-cell>
          <table:table-cell office:value-type="float" office:value="0.0034" calcext:value-type="float">
            <text:p>0,0034</text:p>
          </table:table-cell>
        </table:table-row>
        <table:table-row table:style-name="ro1" table:visibility="collapse">
          <table:table-cell office:value-type="string" calcext:value-type="string">
            <text:p>September</text:p>
          </table:table-cell>
          <table:table-cell office:value-type="float" office:value="2021" calcext:value-type="float">
            <text:p>2021</text:p>
          </table:table-cell>
          <table:table-cell table:formula="of:=[.A49] &amp; &quot; &quot; &amp; [.B49]" office:value-type="string" office:string-value="September 2021" calcext:value-type="string">
            <text:p>September 2021</text:p>
          </table:table-cell>
          <table:table-cell office:value-type="string" calcext:value-type="string">
            <text:p>CC-MAIN-2021-39</text:p>
          </table:table-cell>
          <table:table-cell office:value-type="float" office:value="0.0049" calcext:value-type="float">
            <text:p>0,0049</text:p>
          </table:table-cell>
        </table:table-row>
        <table:table-row table:style-name="ro1" table:visibility="collapse">
          <table:table-cell office:value-type="string" calcext:value-type="string">
            <text:p>October</text:p>
          </table:table-cell>
          <table:table-cell office:value-type="float" office:value="2021" calcext:value-type="float">
            <text:p>2021</text:p>
          </table:table-cell>
          <table:table-cell table:formula="of:=[.A50] &amp; &quot; &quot; &amp; [.B50]" office:value-type="string" office:string-value="October 2021" calcext:value-type="string">
            <text:p>October 2021</text:p>
          </table:table-cell>
          <table:table-cell office:value-type="string" calcext:value-type="string">
            <text:p>CC-MAIN-2021-43</text:p>
          </table:table-cell>
          <table:table-cell office:value-type="float" office:value="0.0042" calcext:value-type="float">
            <text:p>0,0042</text:p>
          </table:table-cell>
        </table:table-row>
        <table:table-row table:style-name="ro1" table:visibility="collapse">
          <table:table-cell office:value-type="string" calcext:value-type="string">
            <text:p>November/December</text:p>
          </table:table-cell>
          <table:table-cell office:value-type="float" office:value="2021" calcext:value-type="float">
            <text:p>2021</text:p>
          </table:table-cell>
          <table:table-cell table:formula="of:=[.A51] &amp; &quot; &quot; &amp; [.B51]" office:value-type="string" office:string-value="November/December 2021" calcext:value-type="string">
            <text:p>November/December 2021</text:p>
          </table:table-cell>
          <table:table-cell office:value-type="string" calcext:value-type="string">
            <text:p>CC-MAIN-2021-49</text:p>
          </table:table-cell>
          <table:table-cell office:value-type="float" office:value="0.0065" calcext:value-type="float">
            <text:p>0,0065</text:p>
          </table:table-cell>
        </table:table-row>
        <table:table-row table:style-name="ro1" table:visibility="collapse">
          <table:table-cell office:value-type="string" calcext:value-type="string">
            <text:p>January</text:p>
          </table:table-cell>
          <table:table-cell office:value-type="float" office:value="2022" calcext:value-type="float">
            <text:p>2022</text:p>
          </table:table-cell>
          <table:table-cell table:formula="of:=[.A52] &amp; &quot; &quot; &amp; [.B52]" office:value-type="string" office:string-value="January 2022" calcext:value-type="string">
            <text:p>January 2022</text:p>
          </table:table-cell>
          <table:table-cell office:value-type="string" calcext:value-type="string">
            <text:p>CC-MAIN-2022-05</text:p>
          </table:table-cell>
          <table:table-cell office:value-type="float" office:value="0.0049" calcext:value-type="float">
            <text:p>0,0049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022" calcext:value-type="float">
            <text:p>2022</text:p>
          </table:table-cell>
          <table:table-cell table:formula="of:=[.A53] &amp; &quot; &quot; &amp; [.B53]" office:value-type="string" office:string-value="May 2022" calcext:value-type="string">
            <text:p>May 2022</text:p>
          </table:table-cell>
          <table:table-cell office:value-type="string" calcext:value-type="string">
            <text:p>CC-MAIN-2022-21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 table:visibility="collapse">
          <table:table-cell office:value-type="string" calcext:value-type="string">
            <text:p>June/July</text:p>
          </table:table-cell>
          <table:table-cell office:value-type="float" office:value="2022" calcext:value-type="float">
            <text:p>2022</text:p>
          </table:table-cell>
          <table:table-cell table:formula="of:=[.A54] &amp; &quot; &quot; &amp; [.B54]" office:value-type="string" office:string-value="June/July 2022" calcext:value-type="string">
            <text:p>June/July 2022</text:p>
          </table:table-cell>
          <table:table-cell office:value-type="string" calcext:value-type="string">
            <text:p>CC-MAIN-2022-27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 table:visibility="collapse">
          <table:table-cell office:value-type="string" calcext:value-type="string">
            <text:p>August</text:p>
          </table:table-cell>
          <table:table-cell office:value-type="float" office:value="2022" calcext:value-type="float">
            <text:p>2022</text:p>
          </table:table-cell>
          <table:table-cell table:formula="of:=[.A55] &amp; &quot; &quot; &amp; [.B55]" office:value-type="string" office:string-value="August 2022" calcext:value-type="string">
            <text:p>August 2022</text:p>
          </table:table-cell>
          <table:table-cell office:value-type="string" calcext:value-type="string">
            <text:p>CC-MAIN-2022-33</text:p>
          </table:table-cell>
          <table:table-cell office:value-type="float" office:value="0.0056" calcext:value-type="float">
            <text:p>0,0056</text:p>
          </table:table-cell>
        </table:table-row>
        <table:table-row table:style-name="ro1" table:visibility="collapse">
          <table:table-cell office:value-type="string" calcext:value-type="string">
            <text:p>September/October</text:p>
          </table:table-cell>
          <table:table-cell office:value-type="float" office:value="2022" calcext:value-type="float">
            <text:p>2022</text:p>
          </table:table-cell>
          <table:table-cell table:formula="of:=[.A56] &amp; &quot; &quot; &amp; [.B56]" office:value-type="string" office:string-value="September/October 2022" calcext:value-type="string">
            <text:p>September/October 2022</text:p>
          </table:table-cell>
          <table:table-cell office:value-type="string" calcext:value-type="string">
            <text:p>CC-MAIN-2022-40</text:p>
          </table:table-cell>
          <table:table-cell office:value-type="float" office:value="0.0037" calcext:value-type="float">
            <text:p>0,0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5:29:15.528082445</meta:creation-date>
    <dc:date>2022-10-13T16:15:26.959660379</dc:date>
    <meta:editing-duration>PT24M46S</meta:editing-duration>
    <meta:editing-cycles>4</meta:editing-cycles>
    <meta:generator>LibreOffice/6.4.7.2$Linux_X86_64 LibreOffice_project/40$Build-2</meta:generator>
    <meta:document-statistic meta:table-count="2" meta:cell-count="5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503cm" xlink:href=".." xlink:type="simple" chart:class="chart:bar" chart:style-name="ch1">
        <chart:title svg:x="2.863cm" svg:y="0.406cm" chart:style-name="ch2">
          <text:p>Aandeel XHTML-format in Common Crawl datasets</text:p>
        </chart:title>
        <chart:subtitle svg:x="4.345cm" svg:y="1.455cm" chart:style-name="ch3">
          <text:p>Peilmomenten per jaar in dezelfde periode</text:p>
        </chart:subtitle>
        <chart:legend chart:legend-position="end" svg:x="13.366cm" svg:y="6.452cm" style:legend-expansion="high" chart:style-name="ch4"/>
        <chart:plot-area chart:style-name="ch5" table:cell-range-address="XHTML.C1:XHTML.C56 XHTML.E1:XHTML.E56" chart:data-source-has-labels="both" svg:x="1.331cm" svg:y="2.408cm" svg:width="11.715cm" svg:height="9.844cm">
          <chartooo:coordinate-region svg:x="1.952cm" svg:y="2.408cm" svg:width="11.094cm" svg:height="7.449cm"/>
          <chart:axis chart:dimension="x" chart:name="primary-x" chart:style-name="ch6" chartooo:axis-type="auto">
            <chartooo:date-scale/>
            <chart:title svg:x="6.125cm" svg:y="12.522cm" chart:style-name="ch7">
              <text:p>Crawlmoment</text:p>
            </chart:title>
            <chart:categories table:cell-range-address="XHTML.C2:XHTML.C56"/>
          </chart:axis>
          <chart:axis chart:dimension="y" chart:name="primary-y" chart:style-name="ch8">
            <chart:title svg:x="0.451cm" svg:y="8.168cm" chart:style-name="ch9">
              <text:p>% aandeel</text:p>
            </chart:title>
            <chart:grid chart:style-name="ch10" chart:class="major"/>
          </chart:axis>
          <chart:series chart:style-name="ch11" chart:values-cell-range-address="XHTML.E2:XHTML.E56" chart:label-cell-address="XHTML.E1:XHTML.E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ndeel (%)</text:p>
                <draw:g>
                  <svg:desc>XHTML.E1:XHTML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2017</text:p>
                <draw:g>
                  <svg:desc>XHTML.C2:XHTML.C56</svg:desc>
                </draw:g>
              </table:table-cell>
              <table:table-cell office:value-type="float" office:value="30.227">
                <text:p>30.227</text:p>
                <draw:g>
                  <svg:desc>XHTML.E2:XHTML.E56</svg:desc>
                </draw:g>
              </table:table-cell>
            </table:table-row>
            <table:table-row>
              <table:table-cell office:value-type="string">
                <text:p>May 2018</text:p>
              </table:table-cell>
              <table:table-cell office:value-type="float" office:value="28.4369">
                <text:p>28.4369</text:p>
              </table:table-cell>
            </table:table-row>
            <table:table-row>
              <table:table-cell office:value-type="string">
                <text:p>May 2019</text:p>
              </table:table-cell>
              <table:table-cell office:value-type="float" office:value="22.5918">
                <text:p>22.5918</text:p>
              </table:table-cell>
            </table:table-row>
            <table:table-row>
              <table:table-cell office:value-type="string">
                <text:p>May/June 2020</text:p>
              </table:table-cell>
              <table:table-cell office:value-type="float" office:value="20.833">
                <text:p>20.833</text:p>
              </table:table-cell>
            </table:table-row>
            <table:table-row>
              <table:table-cell office:value-type="string">
                <text:p>May 2021</text:p>
              </table:table-cell>
              <table:table-cell office:value-type="float" office:value="14.9065">
                <text:p>14.9065</text:p>
              </table:table-cell>
            </table:table-row>
            <table:table-row>
              <table:table-cell office:value-type="string">
                <text:p>May 2022</text:p>
              </table:table-cell>
              <table:table-cell office:value-type="float" office:value="12.5547">
                <text:p>12.5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13.511cm" xlink:href=".." xlink:type="simple" chart:class="chart:bar" chart:style-name="ch1">
        <chart:title svg:x="3.234cm" svg:y="0.406cm" chart:style-name="ch2">
          <text:p>Aandeel GIF-format in Common Crawl datasets</text:p>
        </chart:title>
        <chart:subtitle svg:x="4.345cm" svg:y="1.455cm" chart:style-name="ch3">
          <text:p>Peilmomenten per jaar in dezelfde periode</text:p>
        </chart:subtitle>
        <chart:legend chart:legend-position="end" svg:x="13.367cm" svg:y="6.456cm" style:legend-expansion="high" chart:style-name="ch4"/>
        <chart:plot-area chart:style-name="ch5" table:cell-range-address="GIF.C1:GIF.C56 GIF.E1:GIF.E56" chart:data-source-has-labels="both" svg:x="1.331cm" svg:y="2.408cm" svg:width="11.716cm" svg:height="9.852cm">
          <chartooo:coordinate-region svg:x="2.429cm" svg:y="2.408cm" svg:width="10.618cm" svg:height="7.457cm"/>
          <chart:axis chart:dimension="x" chart:name="primary-x" chart:style-name="ch6" chartooo:axis-type="auto">
            <chartooo:date-scale/>
            <chart:title svg:x="6.126cm" svg:y="12.53cm" chart:style-name="ch7">
              <text:p>Crawlmoment</text:p>
            </chart:title>
            <chart:categories table:cell-range-address="GIF.C2:GIF.C56"/>
          </chart:axis>
          <chart:axis chart:dimension="y" chart:name="primary-y" chart:style-name="ch8">
            <chart:title svg:x="0.451cm" svg:y="8.172cm" chart:style-name="ch9">
              <text:p>% aandeel</text:p>
            </chart:title>
            <chart:grid chart:style-name="ch10" chart:class="major"/>
          </chart:axis>
          <chart:series chart:style-name="ch11" chart:values-cell-range-address="GIF.E2:GIF.E56" chart:label-cell-address="GIF.E1:GIF.E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ndeel (%)</text:p>
                <draw:g>
                  <svg:desc>GIF.E1:GI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2017</text:p>
                <draw:g>
                  <svg:desc>GIF.C2:GIF.C56</svg:desc>
                </draw:g>
              </table:table-cell>
              <table:table-cell office:value-type="float" office:value="0.0044">
                <text:p>0.0044</text:p>
                <draw:g>
                  <svg:desc>GIF.E2:GIF.E56</svg:desc>
                </draw:g>
              </table:table-cell>
            </table:table-row>
            <table:table-row>
              <table:table-cell office:value-type="string">
                <text:p>May 2018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May 2019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May/June 202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May 2021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May 2022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